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0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3.873cm"/>
      <style:paragraph-properties style:writing-mode="lr-tb"/>
    </style:style>
    <style:style style:name="P1" style:family="paragraph">
      <style:paragraph-properties fo:line-height="60%" fo:text-align="end"/>
    </style:style>
    <style:style style:name="P2" style:family="paragraph">
      <loext:graphic-properties draw:fill="none" draw:fill-color="#ffffff"/>
      <style:paragraph-properties fo:line-height="60%" fo:text-align="end" style:writing-mode="lr-tb"/>
      <style:text-properties style:font-name="Andika" fo:font-size="175pt" fo:font-weight="bold" style:font-size-asian="141.600006103516pt" style:font-size-complex="141.6000061035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ndika" fo:font-size="42pt" style:font-size-asian="42pt" style:font-size-complex="42pt"/>
    </style:style>
    <style:style style:name="P5" style:family="paragraph">
      <style:paragraph-properties fo:margin-left="0cm" fo:margin-right="0cm" fo:margin-top="0cm" fo:margin-bottom="0cm" fo:line-height="60%" fo:text-indent="0cm"/>
    </style:style>
    <style:style style:name="P6" style:family="paragraph">
      <style:paragraph-properties fo:margin-left="0cm" fo:margin-right="0cm" fo:margin-top="0cm" fo:margin-bottom="0cm" fo:line-height="6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60%" fo:text-indent="0cm" style:writing-mode="lr-tb"/>
      <style:text-properties style:font-name="Andika" fo:font-size="175pt" fo:font-weight="bold" style:font-size-asian="142.800003051758pt" style:font-size-complex="142.800003051758pt"/>
    </style:style>
    <style:style style:name="T1" style:family="text">
      <style:text-properties style:font-name="Andika" fo:font-size="175pt" fo:font-weight="bold" style:font-size-asian="141.600006103516pt" style:font-size-complex="141.600006103516pt"/>
    </style:style>
    <style:style style:name="T2" style:family="text">
      <style:text-properties style:font-name="Andika" fo:font-size="42pt" style:font-size-asian="42pt" style:font-size-complex="42pt"/>
    </style:style>
    <style:style style:name="T3" style:family="text">
      <style:text-properties style:font-name="Andika" fo:font-size="175pt" fo:font-weight="bold" style:font-size-asian="142.800003051758pt" style:font-size-complex="142.800003051758pt"/>
    </style:style>
    <style:style style:name="T4" style:family="text">
      <style:text-properties style:font-name="Andika" fo:font-size="175pt" fo:font-weight="bold" style:font-size-asian="128.5pt" style:font-size-complex="128.5pt"/>
    </style:style>
    <style:style style:name="T5" style:family="text">
      <style:text-properties style:font-name="Andika" fo:font-size="17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132cm" svg:height="29.956cm" svg:x="0.429cm" svg:y="0.994cm">
          <draw:text-box>
            <text:p text:style-name="P1"><text:span text:style-name="T1">Rette</text:span></text:p>
            <text:p text:style-name="P1"><text:span text:style-name="T1">Klima</text:span></text:p>
            <text:p text:style-name="P1"><text:span text:style-name="T1">indem</text:span></text:p>
            <text:p text:style-name="P1"><text:span text:style-name="T1">keins z</text:span></text:p>
          </draw:text-box>
        </draw:frame>
        <draw:frame draw:style-name="gr2" draw:text-style-name="P3" draw:layer="layout" svg:width="3.557cm" svg:height="3.538cm" svg:x="1.256cm" svg:y="24.951cm">
          <draw:image xlink:href="Pictures/10000000000000B6000000B5F928CC124A146E1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6.865cm" svg:height="2.977cm" svg:x="3.635cm" svg:y="25.994cm">
          <draw:text-box>
            <text:p><text:span text:style-name="T2">antinatalismus-jetzt.de</text:span></text:p>
          </draw:text-box>
        </draw:frame>
        <draw:frame draw:style-name="gr4" draw:text-style-name="P7" draw:layer="layout" svg:width="21.336cm" svg:height="24.123cm" svg:x="0.241cm" svg:y="0.894cm">
          <draw:text-box>
            <text:p text:style-name="P5"><text:span text:style-name="T3"><text:s/></text:span><text:span text:style-name="T3">ein</text:span></text:p>
            <text:p text:style-name="P5"><text:span text:style-name="T3">opfer,</text:span></text:p>
            <text:p text:style-name="P5"><text:span text:style-name="T4"><text:s text:c="2"/></text:span><text:span text:style-name="T4">du</text:span></text:p>
            <text:p text:style-name="P6"><text:span text:style-name="T5">eugst.</text:span></text:p>
          </draw:text-box>
        </draw:frame>
        <draw:frame draw:style-name="gr2" draw:text-style-name="P3" draw:layer="layout" svg:width="2.585cm" svg:height="2.275cm" svg:x="1.05cm" svg:y="26.232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9T16:58:30.833241235</dc:date>
    <meta:editing-duration>PT1H48M30S</meta:editing-duration>
    <meta:editing-cycles>35</meta:editing-cycles>
    <meta:document-statistic meta:object-count="5"/>
  </office:meta>
</office:document-meta>
</file>